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Noto Serif CJK KR" svg:font-family="'Noto Serif CJK K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82cm"/>
      <style:text-properties fo:color="#d4d4d4" style:font-name="Droid Sans Mono" fo:font-size="17.25pt" fo:font-weight="normal" fo:background-color="#1e1e1e"/>
    </style:style>
    <style:style style:name="P2" style:family="paragraph" style:parent-style-name="Standard">
      <style:paragraph-properties style:line-height-at-least="0.82cm"/>
      <style:text-properties fo:color="#6a9955" style:font-name="Droid Sans Mono" fo:font-size="17.25pt" fo:font-weight="normal" fo:background-color="#1e1e1e"/>
    </style:style>
    <style:style style:name="T1" style:family="text">
      <style:text-properties fo:color="#6a9955"/>
    </style:style>
    <style:style style:name="T2" style:family="text">
      <style:text-properties fo:color="#d7ba7d"/>
    </style:style>
    <style:style style:name="T3" style:family="text">
      <style:text-properties fo:color="#9cdcfe"/>
    </style:style>
    <style:style style:name="T4" style:family="text">
      <style:text-properties fo:color="#ce9178"/>
    </style:style>
    <style:style style:name="T5" style:family="text">
      <style:text-properties fo:color="#b5cea8"/>
    </style:style>
    <style:style style:name="T6" style:family="text">
      <style:text-properties fo:color="#c586c0"/>
    </style:style>
    <style:style style:name="T7" style:family="text">
      <style:text-properties fo:color="#569c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* DevBlog - Bootstrap 4 Blog Template For Developers</text:p>
      <text:p text:style-name="P2">* Version: 1.1</text:p>
      <text:p text:style-name="P2">* Author: Xiaoying Riley</text:p>
      <text:p text:style-name="P2">* Copyright: 3rd Wave Media Ltd.</text:p>
      <text:p text:style-name="P2">* Website: http://themes.3rdwavemedia.com/</text:p>
      <text:p text:style-name="P2">* Twitter: @3rdwave_themes</text:p>
      <text:p text:style-name="P1"><text:span text:style-name="T1">*/</text:span><text:span text:style-name="T2">body</text:span>{<text:span text:style-name="T3">-webkit-font-smoothing</text:span>:<text:span text:style-name="T4">antialiased</text:span>;<text:span text:style-name="T3">-moz-osx-font-smoothing</text:span>:<text:span text:style-name="T4">grayscale</text:span>;<text:span text:style-name="T3">color</text:span>:<text:span text:style-name="T4">#4f4f4f</text:span>}<text:span text:style-name="T2">h1</text:span>,<text:span text:style-name="T2">h2</text:span>,<text:span text:style-name="T2">h3</text:span>,<text:span text:style-name="T2">h4</text:span>,<text:span text:style-name="T2">h5</text:span>,<text:span text:style-name="T2">h6</text:span>{<text:span text:style-name="T3">color</text:span>:<text:span text:style-name="T4">#292929</text:span>;<text:span text:style-name="T3">font-weight</text:span>:<text:span text:style-name="T4">bold</text:span>}<text:span text:style-name="T2">.btn</text:span>{<text:span text:style-name="T3">font-weight</text:span>:<text:span text:style-name="T4">bold</text:span>;<text:span text:style-name="T3">padding</text:span>:<text:span text:style-name="T5">.375rem</text:span> <text:span text:style-name="T5">1rem</text:span>;<text:span text:style-name="T3">height</text:span>:<text:span text:style-name="T5">2.75rem</text:span>;<text:span text:style-name="T3">transition</text:span>:<text:span text:style-name="T4">all</text:span> <text:span text:style-name="T5">0.4s</text:span> <text:span text:style-name="T4">ease-in-out</text:span>}<text:span text:style-name="T6">@media</text:span> (prefers-reduced-motion: reduce){<text:span text:style-name="T2">.btn</text:span>{<text:span text:style-name="T3">transition</text:span>:<text:span text:style-name="T4">none</text:span>}}<text:span text:style-name="T2">.btn:focus</text:span>,<text:span text:style-name="T2">.btn.focus</text:span>{<text:span text:style-name="T3">box-shadow</text:span>:<text:span text:style-name="T4">none</text:span> <text:span text:style-name="T7">!important</text:span>}<text:span text:style-name="T2">.btn-primary</text:span>{<text:span text:style-name="T3">color</text:span>:<text:span text:style-name="T4">#fff</text:span>}<text:span text:style-name="T2">.form-control</text:span>{<text:span text:style-name="T3">padding-top</text:span>:<text:span text:style-name="T5">0.875rem</text:span>;<text:span text:style-name="T3">padding-bottom</text:span>:<text:span text:style-name="T5">0.875rem</text:span>;<text:span text:style-name="T3">height</text:span>:<text:span text:style-name="T5">2.75rem</text:span>;<text:span text:style-name="T3">border-color</text:span>:<text:span text:style-name="T4">#c2c2c2</text:span>}<text:span text:style-name="T2">.theme-bg-light</text:span>{<text:span text:style-name="T3">background</text:span>:<text:span text:style-name="T4">#fafafa</text:span> <text:span text:style-name="T7">!important</text:span>}<text:span text:style-name="T2">.theme-bg-dark</text:span>{<text:span text:style-name="T3">background</text:span>:<text:span text:style-name="T4">#223142</text:span> <text:span text:style-name="T7">!important</text:span>}<text:span text:style-name="T2">.header</text:span>{<text:span text:style-name="T3">position</text:span>:<text:span text:style-name="T4">fixed</text:span>;<text:span text:style-name="T3">left</text:span>:<text:span text:style-name="T5">0</text:span>;<text:span text:style-name="T3">top</text:span>:<text:span text:style-name="T5">0</text:span>;<text:span text:style-name="T3">height</text:span>:<text:span text:style-name="T5">100vh</text:span>;<text:span text:style-name="T3">width</text:span>:<text:span text:style-name="T5">280px</text:span>;<text:span text:style-name="T3">background</text:span>:<text:span text:style-name="T4">#e83e8c</text:span>;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Noto Serif CJK KR" svg:font-family="'Noto Serif CJK K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2T23:05:39.736270775</meta:creation-date>
    <dc:date>2021-09-13T01:04:43.032029201</dc:date>
    <meta:editing-duration>PT1H48M53S</meta:editing-duration>
    <meta:editing-cycles>1</meta:editing-cycles>
    <meta:document-statistic meta:table-count="0" meta:image-count="0" meta:object-count="0" meta:page-count="1" meta:paragraph-count="7" meta:word-count="37" meta:character-count="820" meta:non-whitespace-character-count="790"/>
    <meta:generator>LibreOffice/6.4.7.2$Linux_X86_64 LibreOffice_project/40$Build-2</meta:generator>
  </office:meta>
</office:document-meta>
</file>